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Help pag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AIDE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6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AIDE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RUBRIQUE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0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rubrique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ORDR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NAME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RUB_LANG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KEY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RUB_KEY,HELP_RUB_NAME</text:p>
          </table:table-cell>
          <table:table-cell table:style-name="ce9"/>
          <table:table-cell table:style-name="ce9" office:value-type="string">
            <text:p>::isString(HELP_RUB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UB_TEXT</text:p>
          </table:table-cell>
          <table:table-cell table:style-name="ce9" office:value-type="string">
            <text:p>HELP_T_RUBRIQUE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LE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HELP_FR_FAMILLE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LE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RUB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44"/>
          <table:table-cell table:style-name="ce59" table:number-columns-repeated="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10/08/2010</text:date>, <text:time>18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0T18:20:04</dc:date>
    <meta:editing-cycles>307</meta:editing-cycles>
    <meta:editing-duration>PT197H23M03S</meta:editing-duration>
    <dc:creator>Buathier Arnaud</dc:creator>
    <meta:document-statistic meta:table-count="8" meta:cell-count="1728" meta:object-count="0"/>
    <meta:user-defined meta:name="Info 1"/>
    <meta:user-defined meta:name="Info 2"/>
    <meta:user-defined meta:name="Info 3"/>
    <meta:user-defined meta:name="Info 4"/>
  </office:meta>
</office:document-meta>
</file>